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1b2" officeooo:paragraph-rsid="000621b2"/>
    </style:style>
    <style:style style:name="P2" style:family="paragraph" style:parent-style-name="Standard">
      <style:text-properties officeooo:rsid="00094a67" officeooo:paragraph-rsid="00094a67"/>
    </style:style>
    <style:style style:name="P3" style:family="paragraph" style:parent-style-name="Standard">
      <style:text-properties fo:font-weight="bold" officeooo:rsid="00094a67" officeooo:paragraph-rsid="00094a67" style:font-weight-asian="bold" style:font-weight-complex="bold"/>
    </style:style>
    <style:style style:name="P4" style:family="paragraph" style:parent-style-name="Standard">
      <style:text-properties officeooo:rsid="000aa702" officeooo:paragraph-rsid="000aa702"/>
    </style:style>
    <style:style style:name="P5" style:family="paragraph" style:parent-style-name="Text_20_body">
      <style:text-properties officeooo:rsid="000c958c" officeooo:paragraph-rsid="000c958c"/>
    </style:style>
    <style:style style:name="P6" style:family="paragraph" style:parent-style-name="Heading_20_4">
      <style:text-properties officeooo:rsid="000621b2" officeooo:paragraph-rsid="000621b2"/>
    </style:style>
    <style:style style:name="P7" style:family="paragraph" style:parent-style-name="Heading_20_4">
      <style:text-properties officeooo:rsid="000c958c" officeooo:paragraph-rsid="000c958c"/>
    </style:style>
    <style:style style:name="T1" style:family="text">
      <style:text-properties officeooo:rsid="0007a6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4">Aluno: <text:span text:style-name="T3">Carlos Eduardo Krueger da Silva</text:span></text:h>
      <text:p text:style-name="P5"><text:span text:style-name="T2">RA</text:span><text:span text:style-name="T3">: 2022101785</text:span></text:p>
      <text:h text:style-name="P6" text:outline-level="4"><text:bookmark text:name="yui_3_17_2_1_1719420792463_282"/>Jogo em C (APS2)</text:h>
      <text:p text:style-name="P1">“ <text:span text:style-name="T1">CAÇA AO TESOURO ”</text:span> </text:p>
      <text:p text:style-name="P1"/>
      <text:p text:style-name="P4">#include &lt;iostream&gt;</text:p>
      <text:p text:style-name="P4">#include &lt;cstdlib&gt;</text:p>
      <text:p text:style-name="P4">#include &lt;ctime&gt;</text:p>
      <text:p text:style-name="P4"/>
      <text:p text:style-name="P4">// Constantes para o tamanho do tabuleiro</text:p>
      <text:p text:style-name="P4">const int ROWS = 5;</text:p>
      <text:p text:style-name="P4">const int COLS = 5;</text:p>
      <text:p text:style-name="P4"/>
      <text:p text:style-name="P4">// Função para mostrar o menu</text:p>
      <text:p text:style-name="P4">void showMenu() {</text:p>
      <text:p text:style-name="P4"><text:s text:c="4"/>std::cout &lt;&lt; "---------------------------\n";</text:p>
      <text:p text:style-name="P4"><text:s text:c="4"/>std::cout &lt;&lt; "1. Iniciar Jogo\n";</text:p>
      <text:p text:style-name="P4"><text:s text:c="4"/>std::cout &lt;&lt; "2. Pausar Jogo\n";</text:p>
      <text:p text:style-name="P4"><text:s text:c="4"/>std::cout &lt;&lt; "3. Reiniciar Jogo\n";</text:p>
      <text:p text:style-name="P4"><text:s text:c="4"/>std::cout &lt;&lt; "4. Sair\n";</text:p>
      <text:p text:style-name="P4"><text:s text:c="4"/>std::cout &lt;&lt; "---------------------------\n";</text:p>
      <text:p text:style-name="P4">}</text:p>
      <text:p text:style-name="P4"/>
      <text:p text:style-name="P4">// Função para inicializar o tabuleiro com tesouros</text:p>
      <text:p text:style-name="P4">void initializeBoard(char board[ROWS][COLS], int level) {</text:p>
      <text:p text:style-name="P4"><text:s text:c="4"/>for (int i = 0; i &lt; ROWS; ++i) {</text:p>
      <text:p text:style-name="P4"><text:s text:c="8"/>for (int j = 0; j &lt; COLS; ++j) {</text:p>
      <text:p text:style-name="P4"><text:s text:c="12"/>board[i][j] = '.';</text:p>
      <text:p text:style-name="P4"><text:s text:c="8"/>}</text:p>
      <text:p text:style-name="P4"><text:s text:c="4"/>}</text:p>
      <text:p text:style-name="P4"><text:s text:c="4"/>int numTreasures = level * 2; // Aumenta o número de tesouros com o nível</text:p>
      <text:p text:style-name="P4"><text:s text:c="4"/>srand(time(0));</text:p>
      <text:p text:style-name="P4"><text:s text:c="4"/>for (int i = 0; i &lt; numTreasures; ++i) {</text:p>
      <text:p text:style-name="P4"><text:s text:c="8"/>int row = rand() % ROWS;</text:p>
      <text:p text:style-name="P4"><text:s text:c="8"/>int col = rand() % COLS;</text:p>
      <text:p text:style-name="P4"><text:s text:c="8"/>board[row][col] = 'T';</text:p>
      <text:p text:style-name="P4"><text:s text:c="4"/>}</text:p>
      <text:p text:style-name="P4">}</text:p>
      <text:p text:style-name="P4"/>
      <text:p text:style-name="P4">// Função para exibir o tabuleiro</text:p>
      <text:p text:style-name="P4">void displayBoard(char board[ROWS][COLS]) {</text:p>
      <text:p text:style-name="P4"><text:s text:c="4"/>for (int i = 0; i &lt; ROWS; ++i) {</text:p>
      <text:p text:style-name="P4"><text:s text:c="8"/>for (int j = 0; j &lt; COLS; ++j) {</text:p>
      <text:p text:style-name="P4"><text:s text:c="12"/>std::cout &lt;&lt; board[i][j] &lt;&lt; ' ';</text:p>
      <text:p text:style-name="P4"><text:s text:c="8"/>}</text:p>
      <text:p text:style-name="P4"><text:s text:c="8"/>std::cout &lt;&lt; std::endl;</text:p>
      <text:p text:style-name="P4"><text:s text:c="4"/>}</text:p>
      <text:p text:style-name="P4">}</text:p>
      <text:p text:style-name="P4"/>
      <text:p text:style-name="P4">// Função principal do jogo</text:p>
      <text:p text:style-name="P4"><text:soft-page-break/>void playGame() {</text:p>
      <text:p text:style-name="P4"><text:s text:c="4"/>char board[ROWS][COLS];</text:p>
      <text:p text:style-name="P4"><text:s text:c="4"/>int score = 0;</text:p>
      <text:p text:style-name="P4"><text:s text:c="4"/>int level = 1;</text:p>
      <text:p text:style-name="P4"><text:s text:c="4"/>int playerRow = 0;</text:p>
      <text:p text:style-name="P4"><text:s text:c="4"/>int playerCol = 0;</text:p>
      <text:p text:style-name="P4"/>
      <text:p text:style-name="P4"><text:s text:c="4"/>initializeBoard(board, level);</text:p>
      <text:p text:style-name="P4"/>
      <text:p text:style-name="P4"><text:s text:c="4"/>while (true) {</text:p>
      <text:p text:style-name="P4"><text:s text:c="8"/>displayBoard(board);</text:p>
      <text:p text:style-name="P4"><text:s text:c="8"/>std::cout &lt;&lt; "Pontuação: " &lt;&lt; score &lt;&lt; " | Nível: " &lt;&lt; level &lt;&lt; std::endl;</text:p>
      <text:p text:style-name="P4"><text:s text:c="8"/>std::cout &lt;&lt; "Movimentos: (w=up, s=down, a=left, d=right, q=quit): ";</text:p>
      <text:p text:style-name="P4"><text:s text:c="8"/>char move;</text:p>
      <text:p text:style-name="P4"><text:s text:c="8"/>std::cin &gt;&gt; move;</text:p>
      <text:p text:style-name="P4"/>
      <text:p text:style-name="P4"><text:s text:c="8"/>if (move == 'q') {</text:p>
      <text:p text:style-name="P4"><text:s text:c="12"/>break;</text:p>
      <text:p text:style-name="P4"><text:s text:c="8"/>}</text:p>
      <text:p text:style-name="P4"/>
      <text:p text:style-name="P4"><text:s text:c="8"/>switch (move) {</text:p>
      <text:p text:style-name="P4"><text:s text:c="12"/>case 'w': if (playerRow &gt; 0) --playerRow; break;</text:p>
      <text:p text:style-name="P4"><text:s text:c="12"/>case 's': if (playerRow &lt; ROWS - 1) ++playerRow; break;</text:p>
      <text:p text:style-name="P4"><text:s text:c="12"/>case 'a': if (playerCol &gt; 0) --playerCol; break;</text:p>
      <text:p text:style-name="P4"><text:s text:c="12"/>case 'd': if (playerCol &lt; COLS - 1) ++playerCol; break;</text:p>
      <text:p text:style-name="P4"><text:s text:c="12"/>default: std::cout &lt;&lt; "Movimento inválido!\n";</text:p>
      <text:p text:style-name="P4"><text:s text:c="8"/>}</text:p>
      <text:p text:style-name="P4"/>
      <text:p text:style-name="P4"><text:s text:c="8"/>if (board[playerRow][playerCol] == 'T') {</text:p>
      <text:p text:style-name="P4"><text:s text:c="12"/>std::cout &lt;&lt; "Tesouro encontrado!\n";</text:p>
      <text:p text:style-name="P4"><text:s text:c="12"/>score += 10;</text:p>
      <text:p text:style-name="P4"><text:s text:c="12"/>board[playerRow][playerCol] = '.';</text:p>
      <text:p text:style-name="P4"><text:s text:c="12"/>if (score % 30 == 0) {</text:p>
      <text:p text:style-name="P4"><text:s text:c="16"/>++level;</text:p>
      <text:p text:style-name="P4"><text:s text:c="16"/>std::cout &lt;&lt; "Nível aumentado para " &lt;&lt; level &lt;&lt; "!\n";</text:p>
      <text:p text:style-name="P4"><text:s text:c="16"/>initializeBoard(board, level)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/>
      <text:p text:style-name="P4">// Função para pausar o jogo (placeholder, não faz nada neste exemplo)</text:p>
      <text:p text:style-name="P4">void pauseGame() {</text:p>
      <text:p text:style-name="P4"><text:s text:c="4"/>std::cout &lt;&lt; "Jogo pausado.\n";</text:p>
      <text:p text:style-name="P4">}</text:p>
      <text:p text:style-name="P4"/>
      <text:p text:style-name="P4">// Função para reiniciar o jogo</text:p>
      <text:p text:style-name="P4">void restartGame() {</text:p>
      <text:p text:style-name="P4"><text:s text:c="4"/>std::cout &lt;&lt; "Jogo reiniciado.\n";</text:p>
      <text:p text:style-name="P4"><text:s text:c="4"/>playGame();</text:p>
      <text:p text:style-name="P4">}</text:p>
      <text:p text:style-name="P4"/>
      <text:p text:style-name="P4"><text:soft-page-break/>// Função principal</text:p>
      <text:p text:style-name="P4">int main() {</text:p>
      <text:p text:style-name="P4"><text:s text:c="4"/>char choice;</text:p>
      <text:p text:style-name="P4"/>
      <text:p text:style-name="P4"><text:s text:c="4"/>while (true) {</text:p>
      <text:p text:style-name="P4"><text:s text:c="8"/>showMenu();</text:p>
      <text:p text:style-name="P4"><text:s text:c="8"/>std::cout &lt;&lt; "Escolha uma opção: ";</text:p>
      <text:p text:style-name="P4"><text:s text:c="8"/>std::cin &gt;&gt; choice;</text:p>
      <text:p text:style-name="P4"/>
      <text:p text:style-name="P4"><text:s text:c="8"/>switch (choice) {</text:p>
      <text:p text:style-name="P4"><text:s text:c="12"/>case '1': playGame(); break;</text:p>
      <text:p text:style-name="P4"><text:s text:c="12"/>case '2': pauseGame(); break;</text:p>
      <text:p text:style-name="P4"><text:s text:c="12"/>case '3': restartGame(); break;</text:p>
      <text:p text:style-name="P4"><text:s text:c="12"/>case '4': std::cout &lt;&lt; "Saindo do jogo.\n"; return 0;</text:p>
      <text:p text:style-name="P4"><text:s text:c="12"/>default: std::cout &lt;&lt; "Opção inválida!\n";</text:p>
      <text:p text:style-name="P4"><text:s text:c="8"/>}</text:p>
      <text:p text:style-name="P4"><text:s text:c="4"/>}</text:p>
      <text:p text:style-name="P4"/>
      <text:p text:style-name="P4"><text:s text:c="4"/>return 0;</text:p>
      <text:p text:style-name="P4">}</text:p>
      <text:p text:style-name="P1"/>
      <text:p text:style-name="P3">Pontos Importantes:</text:p>
      <text:p text:style-name="P2"/>
      <text:p text:style-name="P2">Bibliotecas Padrão: O código utiliza apenas bibliotecas padrão do C++ (iostream, cstdlib, ctime), portanto, não há necessidade de dependências adicionais.</text:p>
      <text:p text:style-name="P2"/>
      <text:p text:style-name="P2">Permissões de Execução: Certifique-se de que o arquivo executável tenha permissões de execução no Linux ou macOS (use chmod +x caca_ao_tesouro se necessário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6T13:58:31.504969635</meta:creation-date>
    <dc:date>2024-06-26T14:42:10.921879465</dc:date>
    <meta:editing-duration>PT3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108" meta:word-count="490" meta:character-count="3427" meta:non-whitespace-character-count="2476"/>
  </office:meta>
</office:document-meta>
</file>